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5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7.764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15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Contrôleu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Statut</text:p>
          </table:table-cell>
          <table:table-cell table:style-name="Heading1" office:value-type="string">
            <text:p>Remarque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office:value-type="string">
            <text:p>Adressesfoyers</text:p>
          </table:table-cell>
          <table:table-cell office:value-type="string">
            <text:p>Partiel</text:p>
          </table:table-cell>
          <table:table-cell office:value-type="string">
            <text:p>modifier les adresses dans la plage de dates ?</text:p>
          </table:table-cell>
          <table:table-cell table:number-columns-repeated="1021"/>
        </table:table-row>
        <table:table-row table:style-name="ro2">
          <table:table-cell office:value-type="string">
            <text:p>Apre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style-name="ce3" table:number-columns-repeated="1021"/>
        </table:table-row>
        <table:table-row table:style-name="ro2">
          <table:table-cell office:value-type="string">
            <text:p>Cers93</text:p>
          </table:table-cell>
          <table:table-cell office:value-type="string">
            <text:p>Partiel</text:p>
          </table:table-cell>
          <table:table-cell office:value-type="string">
            <text:p>Reste ajax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Detailsdroitsrsa</text:p>
          </table:table-cell>
          <table:table-cell table:style-name="ce2" office:value-type="string">
            <text:p>OK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style-name="ce2" office:value-type="string">
            <text:p>Dossiers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ossierssimplifies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venements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Fichiersmodules</text:p>
          </table:table-cell>
          <table:table-cell office:value-type="string">
            <text:p>Partiel</text:p>
          </table:table-cell>
          <table:table-cell office:value-type="string">
            <text:p>? Vérifier ?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istoriqueseps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ndus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nfosfinancieres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>
            <text:p>Memo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descontact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Partiel</text:p>
          </table:table-cell>
          <table:table-cell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lancesnonrespectssanctionseps93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Rendezvous</text:p>
          </table:table-cell>
          <table:table-cell office:value-type="string">
            <text:p>Partiel</text:p>
          </table:table-cell>
          <table:table-cell office:value-type="string">
            <text:p>Reste ajax, Fichiermodule, rechercher la liste des rendez-vous dans la plage de dates</text:p>
          </table:table-cell>
          <table:table-cell table:number-columns-repeated="1021"/>
        </table:table-row>
        <table:table-row table:style-name="ro1">
          <table:table-cell office:value-type="string">
            <text:p>Reorientationseps93</text:p>
          </table:table-cell>
          <table:table-cell office:value-type="string">
            <text:p>Partiel</text:p>
          </table:table-cell>
          <table:table-cell office:value-type="string">
            <text:p>Reste ajax, Fichiermodule, index_encours -&gt; actions edit et delete (Default2) ... une cohorte en même temp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ssources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tuationsdossiersrsa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ivisinsertion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ivisinstruction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21"/>
        </table:table-row>
      </table:table>
      <table:table table:name="Actions" table:style-name="ta1"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Action</text:p>
          </table:table-cell>
          <table:table-cell table:style-name="Heading1" office:value-type="string">
            <text:p>Type CRUD</text:p>
          </table:table-cell>
          <table:table-cell table:style-name="Heading1" office:value-type="string">
            <text:p>Remarque</text:p>
          </table:table-cell>
          <table:table-cell table:number-columns-repeated="1020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ajaxpar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ajaxreferen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ajaxreffon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ActionscandidatsPersonne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mail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printFich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ctionscandidatsPersonn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dressesfoyers</text:p>
          </table:table-cell>
          <table:table-cell office:value-type="string">
            <text:p>add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Adressesfoyer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Suivant les dates ?</text:p>
          </table:table-cell>
          <table:table-cell table:number-columns-repeated="1020"/>
        </table:table-row>
        <table:table-row table:style-name="ro2">
          <table:table-cell office:value-type="string">
            <text:p>Adressesfoyer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dressesfoyer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pr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ref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tiersprestaactprof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tiersprestaformpermfimo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tiersprestaformqualif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ajaxtiersprestapermisb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office:value-type="string">
            <text:p>Apr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/>
          <table:table-cell table:style-name="ce3" table:number-columns-repeated="1020"/>
        </table:table-row>
        <table:table-row table:style-name="ro2">
          <table:table-cell table:style-name="ce1" office:value-type="string">
            <text:p>Apre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3" table:number-columns-repeated="1020"/>
        </table:table-row>
        <table:table-row table:style-name="ro2">
          <table:table-cell office:value-type="string">
            <text:p>Apr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/>
          <table:table-cell table:style-name="ce3" table:number-columns-repeated="1020"/>
        </table:table-row>
        <table:table-row table:style-name="ro2">
          <table:table-cell office:value-type="string">
            <text:p>Apre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/>
          <table:table-cell table:style-name="ce3" table:number-columns-repeated="1020"/>
        </table:table-row>
        <table:table-row table:style-name="ro2">
          <table:table-cell office:value-type="string">
            <text:p>Apr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/>
          <table:table-cell table:style-name="ce3" table:number-columns-repeated="1020"/>
        </table:table-row>
        <table:table-row table:style-name="ro2">
          <table:table-cell office:value-type="string">
            <text:p>Cers93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ajaxref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ers93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mpressionDeci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signatur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act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ref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ficheliaisonc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bene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ication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icationsop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reconductionCERPlus55An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particuli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simpl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ui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Cui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Cuis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ui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Cui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ui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Cuis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valid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Cui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office:value-type="string">
            <text:p>Pas de vue en fait</text:p>
          </table:table-cell>
          <table:table-cell table:number-columns-repeated="1020"/>
        </table:table-row>
        <table:table-row table:style-name="ro2">
          <table:table-cell office:value-type="string">
            <text:p>Detailsdroitsrsa</text:p>
          </table:table-cell>
          <table:table-cell office:value-type="string">
            <text:p>index</text:p>
          </table:table-cell>
          <table:table-cell table:number-columns-repeated="2"/>
          <table:table-cell table:style-name="ce3" table:number-columns-repeated="1020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exportcsv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findPersonne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En faire une fonction protégée 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histo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revertTo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_dif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_rev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Entretiens</text:p>
          </table:table-cell>
          <table:table-cell table:style-name="ce1" office:value-type="string">
            <text:p>ajaxact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Entretien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Entretien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Entretien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Entretien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Entretien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Evenemen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chiersmodule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Id et modèle indirects</text:p>
          </table:table-cell>
          <table:table-cell table:number-columns-repeated="1020"/>
        </table:table-row>
        <table:table-row table:style-name="ro2">
          <table:table-cell office:value-type="string">
            <text:p>Historiquesep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Historiqueseps</text:p>
          </table:table-cell>
          <table:table-cell office:value-type="string">
            <text:p>view_passag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Indus</text:p>
          </table:table-cell>
          <table:table-cell office:value-type="string">
            <text:p>index</text:p>
          </table:table-cell>
          <table:table-cell table:number-columns-repeated="1022"/>
        </table:table-row>
        <table:table-row table:style-name="ro2">
          <table:table-cell office:value-type="string">
            <text:p>Indus</text:p>
          </table:table-cell>
          <table:table-cell office:value-type="string">
            <text:p>view</text:p>
          </table:table-cell>
          <table:table-cell table:number-columns-repeated="1022"/>
        </table:table-row>
        <table:table-row table:style-name="ro2">
          <table:table-cell office:value-type="string">
            <text:p>Infosfinancieres</text:p>
          </table:table-cell>
          <table:table-cell office:value-type="string">
            <text:p>exportcsv</text:p>
          </table:table-cell>
          <table:table-cell table:number-columns-repeated="1022"/>
        </table:table-row>
        <table:table-row table:style-name="ro2">
          <table:table-cell office:value-type="string">
            <text:p>Infosfinancieres</text:p>
          </table:table-cell>
          <table:table-cell office:value-type="string">
            <text:p>index</text:p>
          </table:table-cell>
          <table:table-cell table:number-columns-repeated="1022"/>
        </table:table-row>
        <table:table-row table:style-name="ro2">
          <table:table-cell office:value-type="string">
            <text:p>Infosfinancieres</text:p>
          </table:table-cell>
          <table:table-cell office:value-type="string">
            <text:p>indexdossier</text:p>
          </table:table-cell>
          <table:table-cell table:number-columns-repeated="1022"/>
        </table:table-row>
        <table:table-row table:style-name="ro2">
          <table:table-cell office:value-type="string">
            <text:p>Infosfinancieres</text:p>
          </table:table-cell>
          <table:table-cell office:value-type="string">
            <text:p>view</text:p>
          </table:table-cell>
          <table:table-cell table:number-columns-repeated="1022"/>
        </table:table-row>
        <table:table-row table:style-name="ro2">
          <table:table-cell office:value-type="string">
            <text:p>Memo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Memo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Memo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Memo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Memo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Memo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Memo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Memo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Memo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add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edi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Orientsstruct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printChangementReferen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clotur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etatpdo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printCourri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lancesnonrespectssanctionseps93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Relancesnonrespectssanctionseps93</text:p>
          </table:table-cell>
          <table:table-cell office:value-type="string">
            <text:p>cohort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lancesnonrespectssanctionseps93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lancesnonrespectssanctionseps93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lancesnonrespectssanctionseps93</text:p>
          </table:table-cell>
          <table:table-cell office:value-type="string">
            <text:p>impression_cohort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lancesnonrespectssanctionseps93</text:p>
          </table:table-cell>
          <table:table-cell office:value-type="string">
            <text:p>impression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lancesnonrespectssanctionseps93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ndezvou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ajaxreffon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ndezvou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orientationseps93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orientationseps94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orientationseps95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orientationseps9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read', FIXME: index_encours -&gt; actions edit et delete (Default2) ... une cohorte en même temps</text:p>
          </table:table-cell>
          <table:table-cell table:number-columns-repeated="1020"/>
        </table:table-row>
        <table:table-row table:style-name="ro2">
          <table:table-cell office:value-type="string">
            <text:p>Ressourc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Ressourc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Ressourc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ssourc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ituationsdossiersrsa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ituationsdossiersrsa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uivisinser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uivisinstruc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uivisinstruction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29/12/2012</text:date>, <text:time>21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9T10:05:30</meta:creation-date>
    <dc:date>2012-12-29T21:33:59</dc:date>
    <meta:editing-duration>PT11H28M31S</meta:editing-duration>
    <meta:editing-cycles>133</meta:editing-cycles>
    <meta:generator>LibreOffice/3.4$Linux LibreOffice_project/340m1$Build-103</meta:generator>
    <meta:document-statistic meta:table-count="2" meta:cell-count="742" meta:object-count="0"/>
  </office:meta>
</office:document-meta>
</file>